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e6e6e6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style:font-name="Ari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08in solid #000000" fo:background-color="#e6e6e6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>
            <text:p>Ajit</text:p>
          </table:table-cell>
          <table:table-cell/>
          <table:table-cell table:style-name="Default"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table:style-name="Default"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table:style-name="Default"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table:style-name="Default"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table:style-name="Default" office:value-type="string">
            <text:p>antolinagatep@gmail.com</text:p>
          </table:table-cell>
          <table:table-cell table:style-name="ce3" office:value-type="string">
            <text:p>antolin</text:p>
          </table:table-cell>
          <table:table-cell table:style-name="ce3" office:value-type="string">
            <text:p>antolin.agatep</text:p>
          </table:table-cell>
          <table:table-cell office:value-type="string">
            <text:p>?</text:p>
          </table:table-cell>
          <table:table-cell office:value-type="string">
            <text:p>PS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table:style-name="Default"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table:style-name="Default"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Caleb</text:p>
          </table:table-cell>
          <table:table-cell office:value-type="string">
            <text:p>SW, HW Verification</text:p>
          </table:table-cell>
          <table:table-cell table:style-name="Default"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Chander</text:p>
          </table:table-cell>
          <table:table-cell office:value-type="string">
            <text:p>SW, HW RTL</text:p>
          </table:table-cell>
          <table:table-cell table:style-name="Default"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table:number-columns-repeated="2" office:value-type="string">
            <text:p>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table:style-name="Default"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table:style-name="Default"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table:style-name="Default"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table:style-name="Default"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table:style-name="Default" office:value-type="string">
            <text:p>guru_shankara@yahoo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table:style-name="Default"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table:style-name="Default"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Sheng</text:p>
          </table:table-cell>
          <table:table-cell office:value-type="string">
            <text:p>SW, HW RTL</text:p>
          </table:table-cell>
          <table:table-cell table:style-name="Default"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table:style-name="Default"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table:style-name="Default"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table:style-name="Default"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table:style-name="Default"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table:style-name="Default"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Wendy</text:p>
          </table:table-cell>
          <table:table-cell office:value-type="string">
            <text:p>SW, HW Verification</text:p>
          </table:table-cell>
          <table:table-cell table:style-name="Default"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Yevgeny</text:p>
          </table:table-cell>
          <table:table-cell office:value-type="string">
            <text:p>SW, HW RTL</text:p>
          </table:table-cell>
          <table:table-cell table:style-name="Default" office:value-type="string">
            <text:p>alianov@gmail.com</text:p>
          </table:table-cell>
          <table:table-cell table:style-name="ce8" office:value-type="string">
            <text:p>alianov</text:p>
          </table:table-cell>
          <table:table-cell office:value-type="string">
            <text:p>?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>
            <text:p>These engineers responded and wanted to join, but I have not received the aditional info from them. Will contact them again.</text:p>
          </table:table-cell>
          <table:table-cell table:style-name="ce7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Andreas Brokalakis &lt;abrokalakis@mhl.tuc.gr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Bhavik Thakar &lt;bhavikthakar@gmail.com&gt;</text:p>
          </table:table-cell>
          <table:table-cell table:number-columns-repeated="1023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08/21/2009</text:date>, <text:time>13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1T13:03:31</dc:date>
    <dc:creator>Marcus Erlandsson</dc:creator>
    <meta:editing-duration>PT01H36M32S</meta:editing-duration>
    <meta:editing-cycles>10</meta:editing-cycles>
    <meta:generator>OpenOffice.org/3.0$Linux OpenOffice.org_project/300m15$Build-9379</meta:generator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